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83d9b" officeooo:paragraph-rsid="00183d9b"/>
    </style:style>
    <style:style style:name="P2" style:family="paragraph" style:parent-style-name="Standard">
      <style:text-properties officeooo:rsid="0019399c" officeooo:paragraph-rsid="0019399c"/>
    </style:style>
    <style:style style:name="P3" style:family="paragraph" style:parent-style-name="Standard">
      <style:text-properties officeooo:rsid="001a3c24" officeooo:paragraph-rsid="001a3c24"/>
    </style:style>
    <style:style style:name="T1" style:family="text">
      <style:text-properties officeooo:rsid="001ada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 artigo comparativo cascata VS XP, obtive umas duvidas esclarecidas, referente ao processo ao qual era realizado os dois ciclo de vida de software, perante isso, o artigo se trata da comparação de equipes que utilizam o ciclo cascata, e o que utiliza o XP, e em uma analise em certo período de tempo mesmo com varias características em seus processos, deixando diferendo no foco, eles obtiveram um resultado, em que atenderam a demanda, mas diante essas características, o maior <text:s/>foco de uma, já não era a mesma na outra, por exemplo no processo do XP eles faziam boa parte de documentação em seus próprios códigos, já no processo de cascata, passou mais tempo fazendo documentação, mas em fato as mesma desenvolveram a mesma quantidade de código, então não deixaram de ser eficazes.</text:p>
      <text:p text:style-name="P2">Diferentemente de cascata, método XP e um método ágil, ele sempre busca maximizar a quantidade de software, ele sempre busca atender no desenvolvimento de software o que e mais importante no processos, ele busca uma interação mais próxima, ocorrendo em torno de 2 semanas, e seus valores são:comunicação, simplicidade,feedback, coragem, respeito.</text:p>
      <text:p text:style-name="P3">Já o cascata inicia seu ciclo e só vai entregar sua primeira versão após o termino da primeira cascata, mas seu trabalho e muito eficaz pois e bem mais trabalhado, sua documentação também e muito bem estabelecida, e seu projeto e mais difícil de ser mudado durante o desenvolvimento, quando já e traçado sua primeira cascata.</text:p>
      <text:p text:style-name="P3">Diante aos dois processo de construção de software, os dois som bons, perante sua aplicação, o trabalho onde realizaram <text:s/>e como realizaram deixa a esclarecer muitas duvidas, perante tempos de entrega, quanto agilidade no processo, e quantidade de documentação quanto código desenvolvido, foi muito eficaz, pois foi muito bem tratado esses detalhes. <text:span text:style-name="T1">Mas deve ser analisado muito bem quando deve utilizar cada método, e levar em consideração muito como o cliente quer trabalhar, e no processo dele, nesse analise foi executada, com mais de 50 equipes em torno de 5 anos, foi um processo bem logo, mas os resultado atingiram o esperados, conseguiram fazer sua comparação, por meios de métricas, para conseguir fazer esse levantamento, e gerando documentação, pois XP e um processo que gera entregas rápidas, e o cascata gera um pacote inteiro, assim associando as comparação conseguiram fazer esse levanta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21:19:40.254449204</meta:creation-date>
    <dc:date>2019-10-22T21:58:58.383372189</dc:date>
    <meta:editing-duration>PT8M37S</meta:editing-duration>
    <meta:editing-cycles>1</meta:editing-cycles>
    <meta:document-statistic meta:table-count="0" meta:image-count="0" meta:object-count="0" meta:page-count="1" meta:paragraph-count="4" meta:word-count="382" meta:character-count="2364" meta:non-whitespace-character-count="1984"/>
    <meta:generator>LibreOffice/6.1.5.2$Linux_X86_64 LibreOffice_project/10$Build-2</meta:generator>
  </office:meta>
</office:document-meta>
</file>